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4.2653in" table:align="left"/>
    </style:style>
    <style:style style:name="Table1.A" style:family="table-column">
      <style:table-column-properties style:column-width="1.0708in"/>
    </style:style>
    <style:style style:name="Table1.B" style:family="table-column">
      <style:table-column-properties style:column-width="1.0618in"/>
    </style:style>
    <style:style style:name="Table1.A1" style:family="table-cell">
      <style:table-cell-properties fo:padding-left="0.075in" fo:padding-right="0.075in" fo:padding-top="0.0194in" fo:padding-bottom="0.0194in" fo:border="1pt solid #000000"/>
    </style:style>
    <style:style style:name="Table1.B1" style:family="table-cell">
      <style:table-cell-properties fo:padding-left="0in" fo:padding-right="0.075in" fo:padding-top="0.0194in" fo:padding-bottom="0.0194in" fo:border-left="none" fo:border-right="1pt solid #000000" fo:border-top="1pt solid #000000" fo:border-bottom="1pt solid #000000"/>
    </style:style>
    <style:style style:name="Table1.A2" style:family="table-cell">
      <style:table-cell-properties fo:padding-left="0.075in" fo:padding-right="0.075in" fo:padding-top="0in" fo:padding-bottom="0.0194in" fo:border-left="1pt solid #000000" fo:border-right="1pt solid #000000" fo:border-top="none" fo:border-bottom="1pt solid #000000"/>
    </style:style>
    <style:style style:name="Table1.B2" style:family="table-cell">
      <style:table-cell-properties fo:padding-left="0in" fo:padding-right="0.075in" fo:padding-top="0in" fo:padding-bottom="0.0194in" fo:border-left="none" fo:border-right="1pt solid #000000" fo:border-top="none" fo:border-bottom="1pt solid #000000"/>
    </style:style>
    <style:style style:name="P1" style:family="paragraph" style:parent-style-name="Standard">
      <style:text-properties fo:language="es" fo:country="ES" officeooo:rsid="0013d24e" officeooo:paragraph-rsid="0013d24e" style:font-size-asian="10.5pt"/>
    </style:style>
    <style:style style:name="P2" style:family="paragraph" style:parent-style-name="Standard">
      <style:paragraph-properties fo:text-align="center" style:justify-single-word="false"/>
      <style:text-properties fo:language="es" fo:country="ES" officeooo:rsid="0013d24e" officeooo:paragraph-rsid="0013d24e" style:font-size-asian="10.5pt"/>
    </style:style>
    <style:style style:name="P3" style:family="paragraph" style:parent-style-name="Standard">
      <style:paragraph-properties fo:text-align="start" style:justify-single-word="false"/>
      <style:text-properties fo:language="es" fo:country="ES" officeooo:rsid="0013d24e" officeooo:paragraph-rsid="0013d24e" style:font-size-asian="10.5pt"/>
    </style:style>
    <style:style style:name="P4" style:family="paragraph" style:parent-style-name="Standard">
      <style:paragraph-properties fo:text-align="start" style:justify-single-word="false"/>
      <style:text-properties fo:language="es" fo:country="ES" officeooo:rsid="0013d24e" officeooo:paragraph-rsid="0016b580" style:font-size-asian="10.5pt"/>
    </style:style>
    <style:style style:name="P5" style:family="paragraph" style:parent-style-name="Standard">
      <style:paragraph-properties fo:text-align="start" style:justify-single-word="false"/>
      <style:text-properties fo:language="es" fo:country="ES" officeooo:rsid="0016eace" officeooo:paragraph-rsid="0016eace" style:font-size-asian="10.5pt"/>
    </style:style>
    <style:style style:name="P6" style:family="paragraph" style:parent-style-name="Standard">
      <style:paragraph-properties fo:text-align="start" style:justify-single-word="false"/>
      <style:text-properties fo:language="es" fo:country="ES" officeooo:rsid="001855dc" officeooo:paragraph-rsid="001855dc" style:font-size-asian="10.5pt"/>
    </style:style>
    <style:style style:name="P7" style:family="paragraph" style:parent-style-name="Standard">
      <style:paragraph-properties fo:text-align="start" style:justify-single-word="false"/>
      <style:text-properties fo:language="es" fo:country="ES" officeooo:rsid="001bcea7" officeooo:paragraph-rsid="001bcea7" style:font-size-asian="10.5pt"/>
    </style:style>
    <style:style style:name="P8" style:family="paragraph" style:parent-style-name="Standard">
      <style:paragraph-properties fo:text-align="start" style:justify-single-word="false"/>
      <style:text-properties fo:language="es" fo:country="ES" officeooo:rsid="001bf802" officeooo:paragraph-rsid="001bf802" style:font-size-asian="10.5pt"/>
    </style:style>
    <style:style style:name="P9" style:family="paragraph" style:parent-style-name="Standard">
      <style:paragraph-properties fo:text-align="start" style:justify-single-word="false"/>
      <style:text-properties fo:language="es" fo:country="ES" officeooo:rsid="001d9f4d" officeooo:paragraph-rsid="001d9f4d" style:font-size-asian="10.5pt"/>
    </style:style>
    <style:style style:name="P10" style:family="paragraph" style:parent-style-name="Standard">
      <style:paragraph-properties fo:text-align="start" style:justify-single-word="false"/>
      <style:text-properties fo:language="es" fo:country="ES" officeooo:rsid="001e5bc9" officeooo:paragraph-rsid="001e5bc9" style:font-size-asian="10.5pt"/>
    </style:style>
    <style:style style:name="P11" style:family="paragraph" style:parent-style-name="Standard">
      <style:paragraph-properties fo:text-align="start" style:justify-single-word="false"/>
      <style:text-properties fo:language="es" fo:country="ES" officeooo:rsid="001e5bc9" officeooo:paragraph-rsid="0020ff5f" style:font-size-asian="10.5pt"/>
    </style:style>
    <style:style style:name="P12" style:family="paragraph" style:parent-style-name="Standard">
      <style:paragraph-properties fo:text-align="start" style:justify-single-word="false"/>
      <style:text-properties fo:language="es" fo:country="ES" officeooo:rsid="0020ff5f" officeooo:paragraph-rsid="0020ff5f" style:font-size-asian="10.5pt"/>
    </style:style>
    <style:style style:name="P13" style:family="paragraph" style:parent-style-name="Standard">
      <style:paragraph-properties fo:text-align="start" style:justify-single-word="false"/>
      <style:text-properties fo:language="es" fo:country="ES" officeooo:rsid="0022ac28" officeooo:paragraph-rsid="0022ac28" style:font-size-asian="10.5pt"/>
    </style:style>
    <style:style style:name="P14" style:family="paragraph" style:parent-style-name="Standard">
      <style:paragraph-properties fo:text-align="start" style:justify-single-word="false"/>
      <style:text-properties fo:language="es" fo:country="ES" officeooo:rsid="00248a83" officeooo:paragraph-rsid="00248a83" style:font-size-asian="10.5pt"/>
    </style:style>
    <style:style style:name="P15" style:family="paragraph" style:parent-style-name="Standard">
      <style:paragraph-properties fo:text-align="start" style:justify-single-word="false"/>
      <style:text-properties fo:language="es" fo:country="ES" officeooo:rsid="00272a2d" officeooo:paragraph-rsid="00272a2d" style:font-size-asian="10.5pt"/>
    </style:style>
    <style:style style:name="P16" style:family="paragraph" style:parent-style-name="Text_20_body">
      <style:paragraph-properties fo:text-align="start" style:justify-single-word="false"/>
      <style:text-properties fo:language="es" fo:country="ES" officeooo:rsid="00272a2d" officeooo:paragraph-rsid="002be3ba" style:font-size-asian="10.5pt"/>
    </style:style>
    <style:style style:name="P17" style:family="paragraph" style:parent-style-name="Text_20_body">
      <style:text-properties fo:language="es" fo:country="ES" officeooo:paragraph-rsid="002be3ba"/>
    </style:style>
    <style:style style:name="P18" style:family="paragraph" style:parent-style-name="Table_20_Contents">
      <style:paragraph-properties fo:margin-top="0in" fo:margin-bottom="0.1965in" loext:contextual-spacing="false"/>
      <style:text-properties style:font-name="Times New Roman" fo:language="es" fo:country="ES" officeooo:paragraph-rsid="002be3ba"/>
    </style:style>
    <style:style style:name="P19" style:family="paragraph" style:parent-style-name="Table_20_Contents">
      <style:paragraph-properties fo:margin-top="0in" fo:margin-bottom="0.1965in" loext:contextual-spacing="false"/>
      <style:text-properties fo:language="es" fo:country="ES" officeooo:paragraph-rsid="002be3ba"/>
    </style:style>
    <style:style style:name="P20" style:family="paragraph" style:parent-style-name="Table_20_Contents">
      <style:paragraph-properties fo:margin-top="0in" fo:margin-bottom="0.1965in" loext:contextual-spacing="false"/>
      <style:text-properties fo:language="es" fo:country="ES" officeooo:rsid="002be3ba" officeooo:paragraph-rsid="002be3ba"/>
    </style:style>
    <style:style style:name="P21" style:family="paragraph" style:parent-style-name="Standard">
      <style:paragraph-properties fo:text-align="start" style:justify-single-word="false"/>
      <style:text-properties fo:language="es" fo:country="ES" officeooo:rsid="0014fb75" officeooo:paragraph-rsid="0016b580" style:font-size-asian="10.5pt"/>
    </style:style>
    <style:style style:name="P22" style:family="paragraph" style:parent-style-name="Standard">
      <style:paragraph-properties fo:text-align="start" style:justify-single-word="false"/>
      <style:text-properties fo:language="es" fo:country="ES" officeooo:rsid="0020ff5f" officeooo:paragraph-rsid="0020ff5f" style:font-size-asian="10.5pt"/>
    </style:style>
    <style:style style:name="T1" style:family="text">
      <style:text-properties officeooo:rsid="001a38f7"/>
    </style:style>
    <style:style style:name="T2" style:family="text">
      <style:text-properties officeooo:rsid="001ff38d"/>
    </style:style>
    <style:style style:name="T3" style:family="text">
      <style:text-properties officeooo:rsid="00248a83"/>
    </style:style>
    <style:style style:name="T4" style:family="text">
      <style:text-properties officeooo:rsid="0028fd07"/>
    </style:style>
    <style:style style:name="T5" style:family="text">
      <style:text-properties officeooo:rsid="002be3b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lek Yardas</text:p>
      <text:p text:style-name="P1">Spn 285</text:p>
      <text:p text:style-name="P1">Mirzam Perez</text:p>
      <text:p text:style-name="P2">Tarea para 04/23/2018</text:p>
      <text:p text:style-name="P3"/>
      <text:p text:style-name="P4"><text:tab/></text:p>
      <text:p text:style-name="P4">-tema: la relación de individuo con su género y con su clase social.</text:p>
      <text:p text:style-name="P4"><text:tab/></text:p>
      <text:p text:style-name="P4">-la historia: es del intento de la protagonista adolescente de integrarse en la sociedad burguesa puertorriqueña pero sin renunciar a sus propios valores.</text:p>
      <text:p text:style-name="P4"><text:tab/></text:p>
      <text:p text:style-name="P21">- La protagonista quiere ser bailarina</text:p>
      <text:p text:style-name="P4"/>
      <text:p text:style-name="P4"/>
      <text:p text:style-name="P4"/>
      <text:p text:style-name="P5">Puerto Rico fue colonia española hasta 1898. Antes, hay una población pequeña y escasa, y el cultivo del café y de la caña de azúcar eran las actividades económicas mayores.</text:p>
      <text:p text:style-name="P5"/>
      <text:p text:style-name="P5">- Concepciones tradicionales de la cultura hispánica: espacio del padre es la calle, el de la madre es la casa.</text:p>
      <text:p text:style-name="P3"/>
      <text:p text:style-name="P3"/>
      <text:p text:style-name="P6">Cuatros obras importantes:</text:p>
      <text:p text:style-name="P6"/>
      <text:p text:style-name="P6">- Coppélia:</text:p>
      <text:p text:style-name="P6">Cuenta la historia de la aldeana (peasant) Swalinda y de su amado, Franz. Franz se enamora con una muñeca (doll) Coppélia. Para atraer a Franz, Swalinda se disfraza de Coppélia.</text:p>
      <text:p text:style-name="P6"/>
      <text:p text:style-name="P6"/>
      <text:p text:style-name="P6"/>
      <text:p text:style-name="P6">-La Bella Durmiente:</text:p>
      <text:p text:style-name="P6">La hija del rey, Aurora, <text:span text:style-name="T1">debe morir cuando </text:span>se pincha un dedo en una rueca en su <text:span text:style-name="T1">décimo sexto cumpleaños. Una hada buen interviene, sumiéndola en un profundo sueño. Después de cien años, el Príncipe encantador la encuentra y la despierta con un beso.</text:span></text:p>
      <text:p text:style-name="P6"/>
      <text:p text:style-name="P6"/>
      <text:p text:style-name="P6"/>
      <text:p text:style-name="P6"/>
      <text:p text:style-name="P6">-Giselle:</text:p>
      <text:p text:style-name="P7">La campesina Gisella es amada por el pastor Hilarion y por el campesino Loys (quien en realidad es el duque Albrecht, que está comprometido con la princesa Bathilde). La madre de Giselle le advierte que no debe bailar a causa de su corazón débil. Hilarion descubre a Giselle la verdadera identidad del duque. Cuando Giselle se entera de que Albrecht (Loys) la engaña con Bathilde, enloquece (goes crazy) y muere. Luego, Giselle regresa desde la tumba en la compañía de las fantasmas de las doncellas (maidens) que no se casaron jamás, se venga y causa la muerte de los dos hombres.</text:p>
      <text:p text:style-name="P6"/>
      <text:p text:style-name="P6"/>
      <text:p text:style-name="P6"/>
      <text:p text:style-name="P6"/>
      <text:p text:style-name="P6"><text:soft-page-break/>-Zapatillas rojas:</text:p>
      <text:p text:style-name="P8">Una película que se basa en un cuento de Hans Christian Andersen. En el cuento, una muchacha abandona sus deberes en la casa y la iglesia porque le encanta bailar en sus zapatilla rojas. Un día un ángel aparece y le dice que bailará hasta morirse de agotamiento, como castigo por sus pecados. Ella intenta quitarse las zapatillas, pero no lo consigue, y baila incesantemente día y noche. Al final se hace cortar los pies. Se arrepiente y poco después muere.</text:p>
      <text:p text:style-name="P8"/>
      <text:p text:style-name="P8">En la película, el mismo tema de la frustración de la creatividad femenina adopta la forma del conflicto entre la vocación y el amor. Una bailarina famosa debe elegir entre sus carrera y la vida junto al amado. Poco después de elegir el amor, hacia el fin de la película la protagonista sufre un accidente en el que pierde las piernas. Real y simbólicamente la elección del amor constituye en esta película el equivalente de los pies cortados de la heroína del cuento de Andersen.</text:p>
      <text:p text:style-name="P8"/>
      <text:p text:style-name="P8"/>
      <text:p text:style-name="P9">La autora:</text:p>
      <text:p text:style-name="P9"/>
      <text:p text:style-name="P9">Rosario Ferré, puertorriqueña, nació en una familia muy poderosa. Destinada por los mismo a una existencia de dama elegante y ociosa (idle), Ferré la rechazó y persiguió una carrera literaria.</text:p>
      <text:p text:style-name="P6"/>
      <text:p text:style-name="P6"/>
      <text:p text:style-name="P6"/>
      <text:p text:style-name="P6"/>
      <text:p text:style-name="P6"/>
      <text:p text:style-name="P6"/>
      <text:p text:style-name="P6"/>
      <text:p text:style-name="P10">1. Explicar la relación entre las dos cartas</text:p>
      <text:p text:style-name="P10"/>
      <text:p text:style-name="P11">La primera carta es de María de los Angeles Fernández, <text:span text:style-name="T2">la protagonista,</text:span> a Don Felisberto. <text:span text:style-name="T2">En la carta, la protagonista lo cuenta del comportamiento muy sospechoso de su “señora.” Es implicado que la protagonista se enamora con Don Felisberto, y que ella quiere ser gran bailarina.</text:span></text:p>
      <text:p text:style-name="P11"/>
      <text:p text:style-name="P12">La segunda carta es de la misma persona. En la carta, ella expresa su descontento de no haber recibido una respuesta de su carta anterior. Lo acusa al Don que no <text:s/>le importa que su senõra tiene necesidad de buscar otros hombres. Ella le cuenta la dirección al hotel en que ella ha visto la señora , y dice que ella va a dejar de su trabajo.</text:p>
      <text:p text:style-name="P11"/>
      <text:p text:style-name="P12">Los dos cartas tiene el mismo saludo y la misma despedida. Ambos son para el Don Felisberto, y ambos son de la misa persona.</text:p>
      <text:p text:style-name="P12"/>
      <text:p text:style-name="P12"/>
      <text:p text:style-name="P12"/>
      <text:p text:style-name="P13">2. Explicar la función de los dos párrafos que siguen las dos cartas.</text:p>
      <text:p text:style-name="P13">Los dos párrafos sugieren que la escritora sea una bailarina or está practicando para se <text:s/>una bailarina. También nos revelan que ella escribe las cartas antes de “comienza los ejercicios del día.” <text:span text:style-name="T3">La narración es de la persona tercera, la narración tradicional.</text:span></text:p>
      <text:p text:style-name="P13"/>
      <text:p text:style-name="P13"/>
      <text:p text:style-name="P13"/>
      <text:p text:style-name="P13"/>
      <text:p text:style-name="P14"><text:soft-page-break/>3. Explicar la función de la reseña periodística</text:p>
      <text:p text:style-name="P14"/>
      <text:p text:style-name="P14">-Todas de las mujeres asistentes son llamadas como posesiones de sus esposos.</text:p>
      <text:p text:style-name="P15"/>
      <text:p text:style-name="P15">La reseña periodística toma lugar dos años antes de las cartas. Es una revisa de una producción de Coppelia. En esta producción, la protagonista Swanhilda está enamorada de Franz Franz, pero él no hacerle caso porque hay una otra muchacha que le interesa. Para atraerle, Swanhilda entra en la casa del Doctor Coppelius y encuentra que Coppelia es sólo una muñeca. La destruye y lleva el vestido de Coppelia.</text:p>
      <text:p text:style-name="P15"/>
      <text:p text:style-name="P15">La trama de esta <text:span text:style-name="T4">producción, específicamente la carácter de Swanhilda, </text:span>tiene algunas <text:span text:style-name="T4">similitudes</text:span> <text:span text:style-name="T4">a la escritora de la cartas, en el sentido del celoso y la persecución del atento de un hombre quien no le tiene interés en ella.</text:span></text:p>
      <text:p text:style-name="P15"/>
      <text:p text:style-name="P17"> </text:p>
      <table:table table:name="Table1" table:style-name="Table1">
        <table:table-column table:style-name="Table1.A"/>
        <table:table-column table:style-name="Table1.B" table:number-columns-repeated="2"/>
        <table:table-column table:style-name="Table1.A"/>
        <table:table-row>
          <table:table-cell table:style-name="Table1.A1" office:value-type="string">
            <text:p text:style-name="P19"> </text:p>
          </table:table-cell>
          <table:table-cell table:style-name="Table1.B1" office:value-type="string">
            <text:p text:style-name="P18">Fecha/s</text:p>
          </table:table-cell>
          <table:table-cell table:style-name="Table1.B1" office:value-type="string">
            <text:p text:style-name="P18">Narrador/a</text:p>
          </table:table-cell>
          <table:table-cell table:style-name="Table1.B1" office:value-type="string">
            <text:p text:style-name="P18">Eventos clave</text:p>
          </table:table-cell>
        </table:table-row>
        <table:table-row>
          <table:table-cell table:style-name="Table1.A2" office:value-type="string">
            <text:p text:style-name="P18">Introducción (1)</text:p>
          </table:table-cell>
          <table:table-cell table:style-name="Table1.B2" office:value-type="string">
            <text:p text:style-name="P19"> <text:span text:style-name="T5">Mayo 21 1973</text:span></text:p>
          </table:table-cell>
          <table:table-cell table:style-name="Table1.B2" office:value-type="string">
            <text:p text:style-name="P19"> <text:span text:style-name="T5">La admiradora de Don Felisberto</text:span></text:p>
          </table:table-cell>
          <table:table-cell table:style-name="Table1.B2" office:value-type="string">
            <text:p text:style-name="P20">Vea arriba</text:p>
          </table:table-cell>
        </table:table-row>
        <table:table-row>
          <table:table-cell table:style-name="Table1.A2" office:value-type="string">
            <text:p text:style-name="P18">Introducción (2)</text:p>
          </table:table-cell>
          <table:table-cell table:style-name="Table1.B2" office:value-type="string">
            <text:p text:style-name="P19"> <text:span text:style-name="T5">Mayo 21 1973</text:span></text:p>
          </table:table-cell>
          <table:table-cell table:style-name="Table1.B2" office:value-type="string">
            <text:p text:style-name="P19"> <text:span text:style-name="T5">La admiradora de Don Felisberto</text:span></text:p>
          </table:table-cell>
          <table:table-cell table:style-name="Table1.B2" office:value-type="string">
            <text:p text:style-name="P19"> <text:span text:style-name="T5">Vea arriba</text:span></text:p>
          </table:table-cell>
        </table:table-row>
        <table:table-row>
          <table:table-cell table:style-name="Table1.A2" office:value-type="string">
            <text:p text:style-name="P18">Introducción (3)</text:p>
          </table:table-cell>
          <table:table-cell table:style-name="Table1.B2" office:value-type="string">
            <text:p text:style-name="P19"> <text:span text:style-name="T5">Mayo 29 1973</text:span></text:p>
          </table:table-cell>
          <table:table-cell table:style-name="Table1.B2" office:value-type="string">
            <text:p text:style-name="P19"> <text:span text:style-name="T5">La admiradora de Don Felisberto</text:span></text:p>
          </table:table-cell>
          <table:table-cell table:style-name="Table1.B2" office:value-type="string">
            <text:p text:style-name="P19"> <text:span text:style-name="T5">Vea arriba</text:span></text:p>
          </table:table-cell>
        </table:table-row>
        <table:table-row>
          <table:table-cell table:style-name="Table1.A2" office:value-type="string">
            <text:p text:style-name="P18">Introducción (4)</text:p>
          </table:table-cell>
          <table:table-cell table:style-name="Table1.B2" office:value-type="string">
            <text:p text:style-name="P19"> <text:span text:style-name="T5">Mayo 29 1973</text:span></text:p>
          </table:table-cell>
          <table:table-cell table:style-name="Table1.B2" office:value-type="string">
            <text:p text:style-name="P19"> <text:span text:style-name="T5">La admiradora de Don Felisberto</text:span></text:p>
          </table:table-cell>
          <table:table-cell table:style-name="Table1.B2" office:value-type="string">
            <text:p text:style-name="P19"> <text:span text:style-name="T5">Vea arriba</text:span></text:p>
          </table:table-cell>
        </table:table-row>
        <table:table-row>
          <table:table-cell table:style-name="Table1.A2" office:value-type="string">
            <text:p text:style-name="P18">I. Coppélia (1)</text:p>
          </table:table-cell>
          <table:table-cell table:style-name="Table1.B2" office:value-type="string">
            <text:p text:style-name="P19"> <text:span text:style-name="T5">Abril 6 1971</text:span></text:p>
          </table:table-cell>
          <table:table-cell table:style-name="Table1.B2" office:value-type="string">
            <text:p text:style-name="P19"> <text:span text:style-name="T5">Un/a periodista</text:span></text:p>
          </table:table-cell>
          <table:table-cell table:style-name="Table1.B2" office:value-type="string">
            <text:p text:style-name="P19"> <text:span text:style-name="T5">Vea arriba</text:span></text:p>
          </table:table-cell>
        </table:table-row>
        <table:table-row>
          <table:table-cell table:style-name="Table1.A2" office:value-type="string">
            <text:p text:style-name="P18">I. Coppélia (2)</text:p>
          </table:table-cell>
          <table:table-cell table:style-name="Table1.B2" office:value-type="string">
            <text:p text:style-name="P19"> ???</text:p>
          </table:table-cell>
          <table:table-cell table:style-name="Table1.B2" office:value-type="string">
            <text:p text:style-name="P19"> ???</text:p>
          </table:table-cell>
          <table:table-cell table:style-name="Table1.B2" office:value-type="string">
            <text:p text:style-name="P19"> <text:span text:style-name="T5">Es un flujo de conciencia </text:span></text:p>
          </table:table-cell>
        </table:table-row>
      </table:table>
      <text:p text:style-name="P16">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2T10:07:23.262206000</meta:creation-date>
    <dc:date>2018-04-23T09:39:09.979789000</dc:date>
    <meta:editing-duration>PT53M55S</meta:editing-duration>
    <meta:editing-cycles>12</meta:editing-cycles>
    <meta:generator>LibreOffice/5.2.5.1$MacOSX_X86_64 LibreOffice_project/0312e1a284a7d50ca85a365c316c7abbf20a4d22</meta:generator>
    <meta:print-date>2018-04-23T09:38:48.357970000</meta:print-date>
    <meta:document-statistic meta:table-count="1" meta:image-count="0" meta:object-count="0" meta:page-count="3" meta:paragraph-count="64" meta:word-count="885" meta:character-count="5129" meta:non-whitespace-character-count="4276"/>
  </office:meta>
</office:document-meta>
</file>